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9cm" style:rel-column-width="1065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4.205cm" style:rel-column-width="14503*"/>
    </style:style>
    <style:style style:name="Tabella1.D" style:family="table-column">
      <style:table-column-properties style:column-width="3.096cm" style:rel-column-width="10677*"/>
    </style:style>
    <style:style style:name="Tabella1.E" style:family="table-column">
      <style:table-column-properties style:column-width="0.72cm" style:rel-column-width="2482*"/>
    </style:style>
    <style:style style:name="Tabella1.F" style:family="table-column">
      <style:table-column-properties style:column-width="1.697cm" style:rel-column-width="585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7" style:family="table-cell">
      <style:table-cell-properties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5.514cm" table:align="margins"/>
    </style:style>
    <style:style style:name="Tabella6.A" style:family="table-column">
      <style:table-column-properties style:column-width="0.501cm" style:rel-column-width="5955*"/>
    </style:style>
    <style:style style:name="Tabella6.B" style:family="table-column">
      <style:table-column-properties style:column-width="2.593cm" style:rel-column-width="30827*"/>
    </style:style>
    <style:style style:name="Tabella6.C" style:family="table-column">
      <style:table-column-properties style:column-width="0.72cm" style:rel-column-width="8556*"/>
    </style:style>
    <style:style style:name="Tabella6.D" style:family="table-column">
      <style:table-column-properties style:column-width="1.699cm" style:rel-column-width="20197*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d10cc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c11a2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ext_20_body">
      <style:paragraph-properties fo:text-align="start" style:justify-single-word="false"/>
      <style:text-properties style:font-name="Arial"/>
    </style:style>
    <style:style style:name="P41" style:family="paragraph" style:parent-style-name="Text_20_body">
      <style:text-properties style:font-name="Ubuntu Light" fo:font-size="6pt" style:font-size-asian="5.25pt" style:font-size-complex="6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8pt" officeooo:paragraph-rsid="01bff7c6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Ari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6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db4603" style:font-size-asian="7pt" style:font-size-complex="7pt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style:use-window-font-color="true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4" style:family="text">
      <style:text-properties fo:color="#000000" style:text-underline-style="none"/>
    </style:style>
    <style:style style:name="T5" style:family="text">
      <style:text-properties officeooo:rsid="00738a85"/>
    </style:style>
    <style:style style:name="T6" style:family="text">
      <style:text-properties officeooo:rsid="0197c623"/>
    </style:style>
    <style:style style:name="T7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8" style:family="text">
      <style:text-properties officeooo:rsid="01d10cc0"/>
    </style:style>
    <style:style style:name="T9" style:family="text">
      <style:text-properties fo:font-size="9pt" fo:font-weight="normal" style:font-size-asian="9pt" style:font-weight-asian="normal" style:font-size-complex="9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52">SPETT.LE</text:p>
            <text:p text:style-name="P40"><text:placeholder text:placeholder-type="text">&lt;o.partner_id.name&gt;</text:placeholder></text:p>
            <text:p text:style-name="P4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1"><text:placeholder text:placeholder-type="text">&lt;o.client_order_ref&gt;</text:placeholder></text:p>
          </table:table-cell>
          <table:table-cell table:style-name="Tabella3.B5" office:value-type="string">
            <text:p text:style-name="P16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0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39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5"><text:span text:style-name="T4"><text:placeholder text:placeholder-type="text">&lt;o.partner_id.zip&gt;</text:placeholder></text:span><text:span text:style-name="T4"> </text:span><text:span text:style-name="T4"><text:placeholder text:placeholder-type="text">&lt;o.partner_id.city&gt;</text:placeholder></text:span></text:p>
          </table:table-cell>
          <table:table-cell table:style-name="Tabella3.D4" office:value-type="string">
            <text:p text:style-name="P26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2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37">DESTINATARIO</text:p>
            <text:p text:style-name="P44"><text:placeholder text:placeholder-type="text">&lt;o.destination_partner_id.name&gt;</text:placeholder></text:p>
            <text:p text:style-name="P44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3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2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5"><text:placeholder text:placeholder-type="text">&lt;o.destination_partner_id.state_id.code&gt;</text:placeholder></text:p>
          </table:table-cell>
        </table:table-row>
      </table:table>
      <text:p text:style-name="P41"/>
      <text:p text:style-name="P56"><text:span text:style-name="T2"><text:tab/>Rif. Int.: </text:span><text:span text:style-name="T3"><text:placeholder text:placeholder-type="text">&lt;get_datetime_now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30">COD<text:span text:style-name="T5">ICE</text:span> <text:s/>ART<text:span text:style-name="T5">ICOLO</text:span></text:p>
            </table:table-cell>
            <table:table-cell table:style-name="Tabella1.A1" office:value-type="string">
              <text:p text:style-name="P50">DESCRIZIONE ARTICOLO</text:p>
            </table:table-cell>
            <table:table-cell table:style-name="Tabella1.C1" office:value-type="string">
              <text:p text:style-name="P32">COLORE </text:p>
            </table:table-cell>
            <table:table-cell table:style-name="Tabella1.A1" office:value-type="string">
              <text:p text:style-name="P33">N.RO COLL<text:span text:style-name="T8">I</text:span></text:p>
            </table:table-cell>
            <table:table-cell table:style-name="Tabella1.A1" office:value-type="string">
              <text:p text:style-name="P53">UM</text:p>
            </table:table-cell>
            <table:table-cell table:style-name="Tabella1.F1" office:value-type="string">
              <text:p text:style-name="P31">Q<text:span text:style-name="T6">UANTITA'</text:span>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5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4"/>
          </table:table-cell>
          <table:table-cell table:style-name="Tabella1.B3" table:number-columns-spanned="2" office:value-type="string">
            <text:p text:style-name="P17"><text:placeholder text:placeholder-type="text">&lt;o.text_note_pre&gt;</text:placeholder></text:p>
          </table:table-cell>
          <table:covered-table-cell/>
          <table:table-cell table:style-name="Tabella1.D3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ella1.2">
          <table:table-cell table:style-name="Tabella1.A4" table:number-columns-spanned="6" office:value-type="string">
            <text:p text:style-name="P5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6" office:value-type="string">
            <text:p text:style-name="P38"><text:text-input text:description="&lt;for each=&quot;l in o.order_line&quot;&gt;">starts for loop line</text:text-input><text:span text:style-name="T9"><text:placeholder text:placeholder-type="text">&lt;reset_counter(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6" office:value-type="string">
            <text:p text:style-name="P18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rows-spanned="2" office:value-type="string">
            <text:p text:style-name="P35"><text:placeholder text:placeholder-type="text">&lt;l.product_id.default_code or ''&gt;</text:placeholder></text:p>
          </table:table-cell>
          <table:table-cell table:style-name="Tabella1.B7" table:number-columns-spanned="2" office:value-type="string">
            <text:p text:style-name="P43"><text:placeholder text:placeholder-type="text">&lt;l.product_id.name or ''&gt;</text:placeholder></text:p>
          </table:table-cell>
          <table:covered-table-cell/>
          <table:table-cell table:style-name="Tabella1.D8" table:number-rows-spanned="2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9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29"><text:placeholder text:placeholder-type="text">&lt;move&gt;</text:placeholder></text:p>
                </table:table-cell>
                <table:table-cell table:style-name="Tabella6.A1" office:value-type="string">
                  <text:p text:style-name="P27"><text:placeholder text:placeholder-type="text">&lt;parcel&gt;</text:placeholder></text:p>
                </table:table-cell>
                <table:table-cell table:style-name="Tabella6.A1" office:value-type="string">
                  <text:p text:style-name="P28"><text:placeholder text:placeholder-type="text">&lt;l.product_uom.name&gt;</text:placeholder></text:p>
                </table:table-cell>
                <table:table-cell table:style-name="Tabella6.D2" office:value-type="string">
                  <text:p text:style-name="P28"><text:placeholder text:placeholder-type="text">&lt;formatLang(qty, digits=0)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19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</table:table-row>
        <table:table-row table:style-name="Tabella1.7">
          <table:covered-table-cell/>
          <table:table-cell table:style-name="Tabella1.B8" table:number-columns-spanned="2" office:value-type="string">
            <text:p text:style-name="P42"><text:placeholder text:placeholder-type="text">&lt;l.product_id.colour or ''&gt;</text:placeholder><text:span text:style-name="T7"><text:placeholder text:placeholder-type="text">&lt;('\n%s' % get_partic(l)) if o.partner_id.use_partic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6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6" office:value-type="string">
            <text:p text:style-name="P3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5"><text:placeholder text:placeholder-type="text">&lt;"Tel. %s" %(o.partner_id.phone)&gt;</text:placeholder></text:p>
          </table:table-cell>
          <table:table-cell table:style-name="Tabella4.B1" office:value-type="string">
            <text:p text:style-name="P49">TASSATIVO: COMPILARE</text:p>
          </table:table-cell>
        </table:table-row>
      </table:table>
      <text:p text:style-name="P14"/>
      <text:p text:style-name="P13"/>
      <text:p text:style-name="P13"/>
      <text:p text:style-name="P13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VOLUME</text:p>
            <text:p text:style-name="P54"><text:placeholder text:placeholder-type="text">&lt;'%6.3f' % get_counter('volume')&gt;</text:placeholder></text:p>
          </table:table-cell>
          <table:table-cell table:style-name="Tabella2.A1" office:value-type="string">
            <text:p text:style-name="P48">VOL + 10%</text:p>
            <text:p text:style-name="P54"><text:placeholder text:placeholder-type="text">&lt;'%6.3f' % get_counter('volume10')&gt;</text:placeholder></text:p>
          </table:table-cell>
          <table:table-cell table:style-name="Tabella2.C1" table:number-rows-spanned="3" office:value-type="string">
            <text:p text:style-name="P47"/>
          </table:table-cell>
          <table:table-cell table:style-name="Tabella2.D1" table:number-rows-spanned="2" office:value-type="string">
            <text:p text:style-name="P46">FIRMA DI CONTROLLO</text:p>
          </table:table-cell>
          <table:table-cell table:style-name="Tabella2.E1" office:value-type="string">
            <text:p text:style-name="P46">BANCALI</text:p>
          </table:table-cell>
        </table:table-row>
        <table:table-row table:style-name="Tabella2.1">
          <table:table-cell table:style-name="Tabella2.A2" office:value-type="string">
            <text:p text:style-name="P48">TOTALI COLLI</text:p>
            <text:p text:style-name="P55"><text:placeholder text:placeholder-type="text">&lt;int(get_counter('total_parcel'))&gt;</text:placeholder></text:p>
          </table:table-cell>
          <table:table-cell table:style-name="Tabella2.A2" office:value-type="string">
            <text:p text:style-name="P48">PORTO</text:p>
            <text:p text:style-name="P24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6">COLLI REALI</text:p>
            <text:p text:style-name="P46"/>
          </table:table-cell>
        </table:table-row>
        <table:table-row table:style-name="Tabella2.3">
          <table:table-cell table:style-name="Tabella2.A2" office:value-type="string">
            <text:p text:style-name="P48">LUNGHEZZA</text:p>
            <text:p text:style-name="P54"><text:placeholder text:placeholder-type="text">&lt;'%6.3f' % get_counter('length')&gt;</text:placeholder></text:p>
          </table:table-cell>
          <table:table-cell table:style-name="Tabella2.A2" office:value-type="string">
            <text:p text:style-name="P48">PESO</text:p>
            <text:p text:style-name="P54"><text:placeholder text:placeholder-type="text">&lt;'%6.3f' % get_counter('weight')&gt;</text:placeholder></text:p>
          </table:table-cell>
          <table:covered-table-cell/>
          <table:table-cell table:style-name="Tabella2.D3" office:value-type="string">
            <text:p text:style-name="P46">DATA DI SPEDIZIONE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07T08:31:03.787167636</dc:date>
    <meta:editing-duration>P6DT21H11M22S</meta:editing-duration>
    <meta:editing-cycles>966</meta:editing-cycles>
    <meta:generator>LibreOffice/4.3.3.2$Linux_X86_64 LibreOffice_project/430m0$Build-2</meta:generator>
    <dc:creator>thebrush </dc:creator>
    <meta:document-statistic meta:table-count="6" meta:image-count="0" meta:object-count="0" meta:page-count="1" meta:paragraph-count="66" meta:word-count="160" meta:character-count="1628" meta:non-whitespace-character-count="1533"/>
    <meta:user-defined meta:name="Info 1"/>
    <meta:user-defined meta:name="Info 2"/>
    <meta:user-defined meta:name="Info 3"/>
    <meta:user-defined meta:name="Info 4"/>
  </office:meta>
</office:document-meta>
</file>